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ademi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ccogliereGliStranie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mbasci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al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hit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coDiTrionf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rtigi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vampostoCommerci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des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n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sil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atti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rg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Bos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mpagn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i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ppell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er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et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stell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Ghia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Mar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DiPiet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avalie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Fortific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taMercant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lon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battereLeEresi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mmissionareArteSac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dott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quistaMilit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nta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rtigia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Bast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Mu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ireLeTor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stru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ocia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Du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em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ro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res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satto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legnam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at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ier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es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ortez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ne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ardi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gliScul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Costru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ildaDeiPitto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overn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dific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uerraSan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Mercenar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Reclu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gaggiareSolda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nalzareUnaStatu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ni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cen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sonaggi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rc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Pap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essoRe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gliorareLeStrad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inieraO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onaste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bi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rrito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OspitareMendicant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alazz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ossedimen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edicato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ullaBonusSpazioAz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rovi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esidenz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Abbaz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attedr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orre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iparareLaChi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Ro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antu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cavareCanalizzazion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ccol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Cardin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Pap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stegnoAl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tudios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portoAl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Impre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gamena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agliaPiet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at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nu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sorer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escov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ersonagg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ffettuaAzioneSpecifi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duzion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inera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VillaggioMontan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Territor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Zec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Edific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ALOR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S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ambiaRisor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RisorseXCar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accolto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oduzione</text:p>
          </table:table-cell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lusAttivazioneRisors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enerica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Casella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mentaValoreAzi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sabilitaTurn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mezzaRisorseAlloca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rv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ersonagg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itor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difici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pres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comunic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STA_EFFETTI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dGame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4:09:41.385770091</meta:creation-date>
    <dc:date>2017-06-10T17:51:15.968820066</dc:date>
    <meta:editing-duration>PT3H31M17S</meta:editing-duration>
    <meta:editing-cycles>15</meta:editing-cycles>
    <meta:generator>LibreOffice/5.1.6.2$Linux_X86_64 LibreOffice_project/10m0$Build-2</meta:generator>
    <meta:document-statistic meta:table-count="1" meta:cell-count="4270" meta:object-count="0"/>
  </office:meta>
</office:document-meta>
</file>